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2d87" officeooo:paragraph-rsid="00142d87"/>
    </style:style>
    <style:style style:name="P2" style:family="paragraph" style:parent-style-name="Standard">
      <style:text-properties fo:font-weight="bold" officeooo:rsid="00142d87" officeooo:paragraph-rsid="00142d87" style:font-weight-asian="bold" style:font-weight-complex="bold"/>
    </style:style>
    <style:style style:name="P3" style:family="paragraph" style:parent-style-name="Text_20_body">
      <style:text-properties fo:font-weight="bold" officeooo:rsid="00142d87" officeooo:paragraph-rsid="00142d87" style:font-weight-asian="bold" style:font-weight-complex="bold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weight="bold" officeooo:paragraph-rsid="00142d87" style:font-weight-asian="bold" style:font-weight-complex="bold"/>
    </style:style>
    <style:style style:name="P6" style:family="paragraph" style:parent-style-name="Text_20_body">
      <style:text-properties fo:font-weight="normal" officeooo:rsid="00142d87" officeooo:paragraph-rsid="00142d87" style:font-weight-asian="normal" style:font-weight-complex="normal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normal" officeooo:rsid="00142d87" officeooo:paragraph-rsid="00142d87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Rubén Agra Casal<text:tab/><text:tab/><text:tab/><text:tab/><text:tab/>Empresa e iniciativa emprendedora</text:p>
      <text:p text:style-name="P1">Fecha: 03/02/2015</text:p>
      <text:p text:style-name="P2"/>
      <text:p text:style-name="P3">1.- Seleccionar o convenio colectivo correspondente ao posto dun traballador da empresa da túa idea de negocio.</text:p>
      <text:p text:style-name="P6">Para un diseñador gráfico, se le aplicaría el Convenio Colectivo Estatal de Empresas de Publicidad.</text:p>
      <text:p text:style-name="P4">2.- Elexir o grupo profesional e categoría na que se encuadra o traballador eguindo o organigrama da tua empresa</text:p>
      <text:p text:style-name="P7">Según el organigrama de la empresa, el Diseñador gráfico se encuadraría en el Grupo Profesional 2 – Técnicos Cualificados, ya que corresponde a profesionales con formación especializada en diseño gráfico y comunicación audiovisual.</text:p>
      <text:p text:style-name="P7">Categoría: Diseñador Gráfico Junior</text:p>
      <text:p text:style-name="P7">Dependencia jerárquica: Reporta al Director Creativo o al Responsable de Proyectos</text:p>
      <text:p text:style-name="P4">3.- Determinar as funcións e os custos correspondentes a ese posto</text:p>
      <text:list text:style-name="L1">
        <text:list-item>
          <text:p text:style-name="P8">Creación y desarrollo de diseños gráficos para branding y marketing digital.</text:p>
        </text:list-item>
      </text:list>
      <text:list text:style-name="L2">
        <text:list-item>
          <text:p text:style-name="P9">Diseño de identidad visual para clientes.</text:p>
        </text:list-item>
        <text:list-item>
          <text:p text:style-name="P9">Edición de imágenes y materiales para redes sociales y publicidad.</text:p>
        </text:list-item>
        <text:list-item>
          <text:p text:style-name="P9">Coordinación con el equipo de marketing y comunicación.</text:p>
        </text:list-item>
        <text:list-item>
          <text:p text:style-name="P9">Adaptación de diseños según requerimientos de los clientes.</text:p>
        </text:list-item>
      </text:list>
      <text:p text:style-name="P4">4..-Elaborar un enunciado e unha nómina para o posto de traballo seleccionado dentro da organización .</text:p>
      <text:p text:style-name="P5"><text:span text:style-name="Strong_20_Emphasis">Enunciado y Nómina:</text:span> </text:p>
      <text:p text:style-name="P5"><text:span text:style-name="Strong_20_Emphasis">Puesto:</text:span> <text:span text:style-name="T1">Diseñador Gráfico Junior</text:span><text:line-break/><text:span text:style-name="Strong_20_Emphasis">Ubicación:</text:span> <text:span text:style-name="T1">Vivero de Empresas del Parque Tecnológico, Vigo</text:span><text:line-break/><text:span text:style-name="Strong_20_Emphasis">Jornada:</text:span> <text:span text:style-name="T1">40 horas semanales</text:span><text:line-break/><text:span text:style-name="Strong_20_Emphasis">Tipo de contrato:</text:span> <text:span text:style-name="T1">Indefinido / Jornada Completa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5:12:19.531000000</meta:creation-date>
    <dc:date>2025-02-03T16:20:03.937000000</dc:date>
    <meta:editing-duration>PT1H7M44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7" meta:word-count="209" meta:character-count="1406" meta:non-whitespace-character-count="1213"/>
  </office:meta>
</office:document-meta>
</file>